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border="0.06pt solid #000000"/>
      <style:text-properties fo:color="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10" office:value-type="string">
            <text:p>PhD</text:p>
          </table:table-cell>
          <table:table-cell table:style-name="ce10" office:value-type="string">
            <text:p>van Horsen</text:p>
          </table:table-cell>
          <table:table-cell table:style-name="ce14" office:value-type="string">
            <text:p>Mathematical Physics</text:p>
          </table:table-cell>
          <table:table-cell table:style-name="ce15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4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4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4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4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4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4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4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4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4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4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4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4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5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6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5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5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4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van Zwieten</text:p>
          </table:table-cell>
          <table:table-cell table:style-name="ce7" office:value-type="string">
            <text:p>Joost</text:p>
          </table:table-cell>
          <table:table-cell table:style-name="ce7"/>
          <table:table-cell table:style-name="ce5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7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5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4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4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4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2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2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3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4:Sheet1.D2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9-22T12:05:15</dc:date>
    <meta:editing-duration>PT16M10S</meta:editing-duration>
    <meta:editing-cycles>20</meta:editing-cycles>
    <meta:generator>LibreOffice/3.5$Linux_X86_64 LibreOffice_project/350m1$Build-2</meta:generator>
    <meta:print-date>2014-07-20T12:47:47</meta:print-date>
    <meta:document-statistic meta:table-count="3" meta:cell-count="170" meta:object-count="0"/>
  </office:meta>
</office:document-meta>
</file>